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master-page-name="Standard">
      <style:paragraph-properties fo:text-align="end" style:justify-single-word="false" style:page-number="auto"/>
    </style:style>
    <style:style style:name="T1" style:family="text">
      <style:text-properties style:font-name="Times New Roman" fo:font-size="12pt"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rent Gaither, Matthew OBzera</text:span></text:p>
      <text:p text:style-name="P1"><text:span text:style-name="T1">Ch9 Skills</text:span></text:p>
      <text:p text:style-name="Standard"><text:span text:style-name="T1">Our program could not find the genes that Easy Gene found. However some of the genes we found we in similar areas to the ones Easy Gene found. As we relaxed the thresholds, we found more genes, but they remained in similar areas to the ones Easy Gene found. We could see that the threshold to have the same number of genes from our program and easy gene was about 65-70%. This means the threshold for easy gene is not extremely high. It is also important to note that easy gene takes in the exact organism which could help in finding exactly where genes might 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dc:creator>Brent Gaither</dc:creator>
    <meta:editing-cycles>5</meta:editing-cycles>
    <meta:creation-date>2015-03-03T08:57:00</meta:creation-date>
    <dc:date>2015-03-03T08:37:24</dc:date>
    <meta:editing-duration>PT5M50S</meta:editing-duration>
    <meta:generator>OpenOffice.org/3.4$Unix OpenOffice.org_project/340m1$Build-9590</meta:generator>
    <meta:document-statistic meta:table-count="0" meta:image-count="0" meta:object-count="0" meta:page-count="1" meta:paragraph-count="3" meta:word-count="112" meta:character-count="602"/>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